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DejaVu Sans2" svg:font-family="'DejaVu Sans'" style:font-family-generic="modern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DejaVu Sans1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R2_5f_ppt-title">
      <style:graphic-properties draw:stroke="none" svg:stroke-width="0cm" draw:fill="none" draw:textarea-vertical-align="top" draw:auto-grow-height="false" draw:fit-to-size="false" fo:min-height="3.506cm" fo:padding-top="0.127cm" fo:padding-bottom="0.127cm" fo:padding-left="0.254cm" fo:padding-right="0.254cm" fo:wrap-option="wrap"/>
    </style:style>
    <style:style style:name="pr2" style:family="presentation" style:parent-style-name="R2_5f_ppt-subtitle">
      <style:graphic-properties draw:stroke="none" svg:stroke-width="0cm" draw:fill="none" draw:fill-color="#ffffff" draw:textarea-vertical-align="middle" draw:auto-grow-height="false" draw:fit-to-size="shrink-to-fit" fo:min-height="12.179cm" fo:padding-top="0.127cm" fo:padding-bottom="0.127cm" fo:padding-left="0.254cm" fo:padding-right="0.254cm" fo:wrap-option="wrap"/>
    </style:style>
    <style:style style:name="pr3" style:family="presentation" style:parent-style-name="R2_5f_ppt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4" style:family="presentation" style:parent-style-name="R2_5f_pp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R2_5f_ppt-outline1">
      <style:graphic-properties draw:stroke="none" svg:stroke-width="0cm" draw:fill="none" draw:textarea-vertical-align="top" draw:auto-grow-height="false" draw:fit-to-size="false" fo:min-height="12.179cm" fo:padding-top="0.127cm" fo:padding-bottom="0.127cm" fo:padding-left="0.254cm" fo:padding-right="0.254cm" fo:wrap-option="wrap"/>
    </style:style>
    <style:style style:name="pr6" style:family="presentation" style:parent-style-name="R2_5f_ppt-outline1">
      <style:graphic-properties draw:stroke="none" svg:stroke-width="0cm" draw:fill="none" draw:textarea-vertical-align="top" draw:auto-grow-height="false" draw:fit-to-size="shrink-to-fit" fo:min-height="12.17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9.700000762939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38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19.8999996185303pt"/>
    </style:style>
    <style:style style:name="P9" style:family="paragraph">
      <style:paragraph-properties fo:margin-left="0cm" fo:margin-right="0cm" fo:margin-top="0.38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39.7000007629394pt" fo:letter-spacing="normal" fo:font-style="normal" style:text-underline-style="none" fo:font-weight="normal" style:font-size-asian="39.7000007629394pt" style:font-style-asian="normal" style:font-weight-asian="normal" style:font-size-complex="39.700000762939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39.7000007629394pt" fo:letter-spacing="normal" fo:font-style="normal" style:text-underline-style="none" fo:font-weight="normal" style:font-size-asian="39.7000007629394pt" style:font-style-asian="normal" style:font-weight-asian="normal" style:font-size-complex="39.700000762939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1.049cm"/>
        <style:text-properties fo:font-family="StarSymbol" fo:color="#90c22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EKTOO" draw:style-name="dp1" draw:master-page-name="R2_5f_ppt" presentation:presentation-page-layout-name="AL1T0">
        <draw:frame draw:name="Title 1" presentation:style-name="pr1" draw:text-style-name="P2" draw:layer="layout" svg:width="25.201cm" svg:height="3.505cm" svg:x="0cm" svg:y="0.838cm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LEKTOO</text:span></text:p>
          </draw:text-box>
        </draw:frame>
        <draw:frame draw:name="Subtitle 2" presentation:style-name="pr2" draw:text-style-name="P2" draw:layer="layout" svg:width="25.201cm" svg:height="12.659cm" svg:x="0cm" svg:y="4.674cm" presentation:class="subtitle" presentation:user-transformed="true">
          <draw:text-box>
            <text:p text:style-name="P3"><text:span text:style-name="T1"/></text:p>
            <text:p text:style-name="P3"><text:span text:style-name="T1"/></text:p>
            <text:p text:style-name="P3"><text:span text:style-name="T2">Team Name : ELITE</text:span></text:p>
            <text:p text:style-name="P3"><text:span text:style-name="T2">Team Number : 25</text:span></text:p>
            <text:p text:style-name="P3"><text:span text:style-name="T2">Client : Ankit Aggarwal</text:span></text:p>
            <text:p text:style-name="P3"><text:span text:style-name="T2">Student mentor: Adhish Singla</text:span></text:p>
            <text:p text:style-name="P3"><text:span text:style-name="T2">Team Members:</text:span></text:p>
            <text:p text:style-name="P3"><text:span text:style-name="T2">-Aman Rai</text:span></text:p>
            <text:p text:style-name="P3"><text:span text:style-name="T2">-Ayushi Goyal</text:span></text:p>
            <text:p text:style-name="P3"><text:span text:style-name="T2">-Prachi Agrawal</text:span></text:p>
            <text:p text:style-name="P3"><text:span text:style-name="T2">-Vinay Kumar Singh</text:span></text:p>
            <text:p text:style-name="P3"><text:span text:style-name="T1"/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R2_5f_ppt">
        <draw:frame draw:name="Title 1" presentation:style-name="pr1" draw:text-style-name="P2" draw:layer="layout" svg:width="25.201cm" svg:height="3.505cm" svg:x="0cm" svg:y="0.838cm" presentation:class="title" presentation:user-transformed="true">
          <draw:text-box>
            <text:p text:style-name="P1"><text:span text:style-name="T1">Objective</text:span></text:p>
          </draw:text-box>
        </draw:frame>
        <draw:frame draw:name="Text Placeholder 2" presentation:style-name="pr5" draw:text-style-name="P8" draw:layer="layout" svg:width="25.201cm" svg:height="12.179cm" svg:x="0cm" svg:y="4.912cm" presentation:class="outline" presentation:user-transformed="true">
          <draw:text-box>
            <text:list text:style-name="L3">
              <text:list-item>
                <text:p text:style-name="P7"><text:span text:style-name="T4">To design a search-cum-choice engine(ELEKTOO) which enables users to make an informed and quick choice search about a product.</text:span></text:p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What is ELEKTOO?" draw:style-name="dp1" draw:master-page-name="R2_5f_ppt">
        <draw:frame draw:name="Title 1" presentation:style-name="pr1" draw:text-style-name="P2" draw:layer="layout" svg:width="25.201cm" svg:height="3.505cm" svg:x="0cm" svg:y="0.838cm" presentation:class="title" presentation:user-transformed="true">
          <draw:text-box>
            <text:p text:style-name="P1"><text:span text:style-name="T1">What is ELEKTOO?</text:span></text:p>
          </draw:text-box>
        </draw:frame>
        <draw:frame draw:name="Text Placeholder 2" presentation:style-name="pr6" draw:text-style-name="P8" draw:layer="layout" svg:width="25.201cm" svg:height="12.179cm" svg:x="0cm" svg:y="4.912cm" presentation:class="outline" presentation:user-transformed="true">
          <draw:text-box>
            <text:list text:style-name="L3">
              <text:list-item>
                <text:p text:style-name="P7"><text:span text:style-name="T4">It is not a </text:span><text:span text:style-name="T6">crawler based</text:span><text:span text:style-name="T4"> search engine like 'google' or 'bing'.</text:span></text:p>
              </text:list-item>
              <text:list-item>
                <text:p text:style-name="P7"><text:span text:style-name="T4">It is a vertical market website that has a search facility from database.</text:span></text:p>
              </text:list-item>
              <text:list-item>
                <text:p text:style-name="P7"><text:span text:style-name="T4">Search options:</text:span></text:p>
              </text:list-item>
            </text:list>
            <text:p text:style-name="P9"><text:span text:style-name="T4"><text:tab/></text:span><text:span text:style-name="T4">- <text:s/>Search Query Box</text:span></text:p>
            <text:p text:style-name="P9"><text:span text:style-name="T4"><text:tab/></text:span><text:span text:style-name="T4">- <text:s/>Choice matrix</text:span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ELEKTOO" draw:style-name="dp1" draw:master-page-name="R2_5f_ppt">
        <draw:frame draw:name="Title 1" presentation:style-name="pr1" draw:text-style-name="P2" draw:layer="layout" svg:width="25.201cm" svg:height="3.505cm" svg:x="0cm" svg:y="0.838cm" presentation:class="title" presentation:user-transformed="true">
          <draw:text-box>
            <text:p text:style-name="P1"><text:span text:style-name="T1">ELEKTOO</text:span></text:p>
          </draw:text-box>
        </draw:frame>
        <draw:frame draw:name="Text Placeholder 2" presentation:style-name="pr6" draw:text-style-name="P8" draw:layer="layout" svg:width="25.201cm" svg:height="12.179cm" svg:x="0cm" svg:y="4.912cm" presentation:class="outline" presentation:user-transformed="true">
          <draw:text-box>
            <text:list text:style-name="L3">
              <text:list-item>
                <text:p text:style-name="P7"><text:span text:style-name="T4">Search query box</text:span></text:p>
              </text:list-item>
            </text:list>
            <text:p text:style-name="P9"><text:span text:style-name="T4"><text:tab/></text:span><text:span text:style-name="T4">-Search query box displayed</text:span></text:p>
            <text:p text:style-name="P9"><text:span text:style-name="T4"><text:tab/></text:span><text:span text:style-name="T4">-Textual query entered</text:span></text:p>
            <text:p text:style-name="P9"><text:span text:style-name="T4"><text:tab/></text:span><text:span text:style-name="T4">-Autocomplete</text:span></text:p>
            <text:p text:style-name="P9"><text:span text:style-name="T4"><text:tab/></text:span><text:span text:style-name="T4">-Real Time count update</text:span></text:p>
            <text:p text:style-name="P9"><text:span text:style-name="T4"><text:tab/></text:span><text:span text:style-name="T4">-Results displayed</text:span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ELEKTOO" draw:style-name="dp1" draw:master-page-name="R2_5f_ppt">
        <draw:frame draw:name="Title 1" presentation:style-name="pr1" draw:text-style-name="P2" draw:layer="layout" svg:width="25.201cm" svg:height="3.505cm" svg:x="0cm" svg:y="0.838cm" presentation:class="title" presentation:user-transformed="true">
          <draw:text-box>
            <text:p text:style-name="P1"><text:span text:style-name="T1">ELEKTOO</text:span></text:p>
          </draw:text-box>
        </draw:frame>
        <draw:frame draw:name="Text Placeholder 2" presentation:style-name="pr6" draw:text-style-name="P8" draw:layer="layout" svg:width="26.482cm" svg:height="12.179cm" svg:x="0.874cm" svg:y="4.746cm" presentation:class="outline" presentation:user-transformed="true">
          <draw:text-box>
            <text:list text:style-name="L3">
              <text:list-item>
                <text:p text:style-name="P7"><text:span text:style-name="T4">Choice matrix</text:span></text:p>
              </text:list-item>
            </text:list>
            <text:p text:style-name="P9"><text:span text:style-name="T4"><text:tab/></text:span><text:span text:style-name="T4">-Brands available listed</text:span></text:p>
            <text:p text:style-name="P9"><text:span text:style-name="T4"><text:tab/></text:span><text:span text:style-name="T4">-Brand selected</text:span></text:p>
            <text:p text:style-name="P9"><text:span text:style-name="T4"><text:tab/></text:span><text:span text:style-name="T4">-Brand specific matrix displayed</text:span></text:p>
            <text:p text:style-name="P9"><text:span text:style-name="T4"><text:tab/></text:span><text:span text:style-name="T4">-The desired features selected or deselected</text:span></text:p>
            <text:p text:style-name="P9"><text:span text:style-name="T4"><text:tab/></text:span><text:span text:style-name="T4">-On search, results and their count based on selected features displayed.</text:span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R2_5f_ppt">
        <draw:frame draw:name="Subtitle 1" presentation:style-name="pr2" draw:text-style-name="P2" draw:layer="layout" svg:width="25.196cm" svg:height="16.253cm" svg:x="0cm" svg:y="2.399cm" presentation:class="subtitle" presentation:user-transformed="true">
          <draw:text-box>
            <text:p text:style-name="P10"><text:span text:style-name="T7">SEARCH QUERY BOX</text:span></text:p>
            <text:p text:style-name="P10"><text:span text:style-name="T7">DEMO</text:span></text:p>
            <text:p text:style-name="P10"><text:span text:style-name="T7"/></text:p>
            <text:p text:style-name="P10"><text:span text:style-name="T7"/></text:p>
            <text:p text:style-name="P10"><text:span text:style-name="T8">Auto complete</text:span></text:p>
            <text:p text:style-name="P10"><text:span text:style-name="T8">Real time update of count of result</text:span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R2_5f_ppt">
        <draw:frame draw:name="Subtitle 1" presentation:style-name="pr2" draw:text-style-name="P2" draw:layer="layout" svg:width="25.196cm" svg:height="16.253cm" svg:x="0.708cm" svg:y="1.213cm" presentation:class="subtitle" presentation:user-transformed="true">
          <draw:text-box>
            <text:p text:style-name="P10"><text:span text:style-name="T7">CHOICE MATRIX</text:span></text:p>
            <text:p text:style-name="P10"><text:span text:style-name="T7">DEMO</text:span></text:p>
            <text:p text:style-name="P10"><text:span text:style-name="T7"/></text:p>
            <text:p text:style-name="P10"><text:span text:style-name="T8">Brand specific matrix</text:span></text:p>
            <text:p text:style-name="P10"><text:span text:style-name="T8">Name of features retrieved from database</text:span></text:p>
            <text:p text:style-name="P10"><text:span text:style-name="T8">Displays result using selected tabs</text:span></text:p>
            <text:p text:style-name="P10"><text:span text:style-name="T8">Real time update of count of result</text:span></text:p>
          </draw:text-box>
        </draw:frame>
        <presentation:notes draw:style-name="dp2">
          <draw:frame draw:name="Slide Number Placeholder 6" presentation:style-name="pr3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4" draw:text-style-name="P6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DejaVu Sans2" svg:font-family="'DejaVu Sans'" style:font-family-generic="modern"/>
    <style:font-face style:name="DejaVu Sans3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DejaVu Sans1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2_5f_ppt-background" style:display-name="R2_ppt-background" style:family="presentation">
      <style:graphic-properties draw:stroke="none" draw:fill="solid" draw:fill-color="#ffffff"/>
      <style:text-properties style:letter-kerning="true"/>
    </style:style>
    <style:style style:name="R2_5f_ppt-backgroundobjects" style:display-name="R2_pp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2_5f_ppt-notes" style:display-name="R2_pp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2_5f_ppt-outline1" style:display-name="R2_ppt-outline1" style:family="presentation">
      <style:graphic-properties draw:stroke="none" draw:fill="none" draw:auto-grow-height="false" draw:fit-to-size="shrink-to-fit">
        <text:list-style style:name="R2_5f_ppt-outline1" style:display-name="R2_pp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9.8999996185303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9.8999996185303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2_5f_ppt-outline2" style:display-name="R2_ppt-outline2" style:family="presentation" style:parent-style-name="R2_5f_pp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15.5pt" style:font-style-asian="normal" style:font-weight-asian="normal" style:font-size-complex="15.5pt" style:font-style-complex="normal" style:font-weight-complex="normal" fo:hyphenate="false"/>
    </style:style>
    <style:style style:name="R2_5f_ppt-outline3" style:display-name="R2_ppt-outline3" style:family="presentation" style:parent-style-name="R2_5f_pp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3.3000001907349pt" fo:letter-spacing="normal" fo:font-style="normal" style:text-underline-style="none" fo:font-weight="normal" style:font-size-asian="13.3000001907349pt" style:font-style-asian="normal" style:font-weight-asian="normal" style:font-size-complex="13.3000001907349pt" style:font-style-complex="normal" style:font-weight-complex="normal" fo:hyphenate="false"/>
    </style:style>
    <style:style style:name="R2_5f_ppt-outline4" style:display-name="R2_ppt-outline4" style:family="presentation" style:parent-style-name="R2_5f_pp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3.3000001907349pt" fo:letter-spacing="normal" fo:font-style="normal" style:text-underline-style="none" fo:font-weight="normal" style:font-size-asian="13.3000001907349pt" style:font-style-asian="normal" style:font-weight-asian="normal" style:font-size-complex="13.3000001907349pt" style:font-style-complex="normal" style:font-weight-complex="normal" fo:hyphenate="false"/>
    </style:style>
    <style:style style:name="R2_5f_ppt-outline5" style:display-name="R2_ppt-outline5" style:family="presentation" style:parent-style-name="R2_5f_ppt-outline4">
      <style:paragraph-properties fo:margin-top="0cm" fo:margin-bottom="0.1cm"/>
      <style:text-properties fo:font-size="20pt" style:font-size-asian="20pt" style:font-size-complex="20pt"/>
    </style:style>
    <style:style style:name="R2_5f_ppt-outline6" style:display-name="R2_ppt-outline6" style:family="presentation" style:parent-style-name="R2_5f_ppt-outline5">
      <style:paragraph-properties fo:margin-top="0cm" fo:margin-bottom="0.1cm"/>
      <style:text-properties fo:font-size="20pt" style:font-size-asian="20pt" style:font-size-complex="20pt"/>
    </style:style>
    <style:style style:name="R2_5f_ppt-outline7" style:display-name="R2_ppt-outline7" style:family="presentation" style:parent-style-name="R2_5f_ppt-outline6">
      <style:paragraph-properties fo:margin-top="0cm" fo:margin-bottom="0.1cm"/>
      <style:text-properties fo:font-size="20pt" style:font-size-asian="20pt" style:font-size-complex="20pt"/>
    </style:style>
    <style:style style:name="R2_5f_ppt-outline8" style:display-name="R2_ppt-outline8" style:family="presentation" style:parent-style-name="R2_5f_ppt-outline7">
      <style:paragraph-properties fo:margin-top="0cm" fo:margin-bottom="0.1cm"/>
      <style:text-properties fo:font-size="20pt" style:font-size-asian="20pt" style:font-size-complex="20pt"/>
    </style:style>
    <style:style style:name="R2_5f_ppt-outline9" style:display-name="R2_ppt-outline9" style:family="presentation" style:parent-style-name="R2_5f_ppt-outline8">
      <style:paragraph-properties fo:margin-top="0cm" fo:margin-bottom="0.1cm"/>
      <style:text-properties fo:font-size="20pt" style:font-size-asian="20pt" style:font-size-complex="20pt"/>
    </style:style>
    <style:style style:name="R2_5f_ppt-subtitle" style:display-name="R2_ppt-subtitle" style:family="presentation">
      <style:graphic-properties draw:stroke="none" draw:fill="none" draw:textarea-vertical-align="middle">
        <text:list-style style:name="R2_5f_ppt-subtitle" style:display-name="R2_pp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2_5f_ppt-title" style:display-name="R2_ppt-title" style:family="presentation">
      <style:graphic-properties draw:stroke="none" draw:fill="none" draw:textarea-vertical-align="middle">
        <text:list-style style:name="R2_5f_ppt-title" style:display-name="R2_pp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90c226" draw:opacity="85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3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90c226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54a021" draw:opacity="72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3f7819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c0e474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65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R2_5f_ppt-backgroundobjects">
      <style:graphic-properties draw:stroke="none" svg:stroke-width="0cm" draw:fill="none" draw:fill-color="#ffffff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2" style:family="presentation" style:parent-style-name="R2_5f_ppt-backgroundobjects">
      <style:graphic-properties draw:stroke="none" draw:fill="none" draw:fill-color="#ffffff" draw:auto-grow-height="false" fo:min-height="1.485cm"/>
    </style:style>
    <style:style style:name="Mpr3" style:family="presentation" style:parent-style-name="R2_5f_pp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9.89999961853027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9.89999961853027pt" fo:letter-spacing="normal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R2_5f_ppt" style:display-name="R2_ppt" style:page-layout-name="PM1" draw:style-name="Mdp1">
      <draw:g draw:name="Group 16">
        <draw:custom-shape draw:name="Freeform 6" draw:style-name="Mgr3" draw:text-style-name="MP3" draw:layer="layout" svg:width="1.399cm" svg:height="8.736cm" svg:x="-0.026cm" svg:y="12.28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3" draw:layer="layout" svg:x1="15.712cm" svg:y1="20.999cm" svg:x2="28.03cm" svg:y2="12.785cm">
          <text:p/>
        </draw:line>
        <draw:line draw:name="Straight Connector 8" draw:style-name="Mgr5" draw:text-style-name="MP3" draw:layer="layout" svg:x1="21.566cm" svg:y1="0cm" svg:x2="25.3cm" svg:y2="20.999cm">
          <text:p/>
        </draw:line>
        <draw:custom-shape draw:name="Freeform 9" draw:style-name="Mgr6" draw:text-style-name="MP3" draw:layer="layout" svg:width="6.949cm" svg:height="21.024cm" svg:x="21.105cm" svg:y="0cm">
          <text:p/>
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65cm" svg:height="21.024cm" svg:x="22.064cm" svg:y="-0.026cm">
          <text:p/>
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7.696cm" svg:height="8.995cm" svg:x="20.327cm" svg:y="12.003cm">
          <text:p/>
          <draw:enhanced-geometry draw:mirror-horizontal="false" draw:mirror-vertical="false" svg:viewBox="0 0 0 0" drawooo:sub-view-size="3259667 3810000" draw:text-areas="0 0 ?f0 ?f1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3" draw:layer="layout" svg:width="6.561cm" svg:height="21.024cm" svg:x="21.468cm" svg:y="-0.026cm">
          <text:p/>
          <draw:enhanced-geometry draw:mirror-horizontal="false" draw:mirror-vertical="false" svg:viewBox="0 0 0 0" drawooo:sub-view-size="2853267 6866467" draw:text-areas="0 0 ?f0 ?f1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3" draw:layer="layout" svg:width="2.625cm" svg:height="21.024cm" svg:x="25.404cm" svg:y="-0.026cm">
          <text:p/>
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3" draw:layer="layout" svg:width="3.266cm" svg:height="21.024cm" svg:x="24.735cm" svg:y="-0.026cm">
          <text:p/>
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3" draw:layer="layout" svg:width="3.349cm" svg:height="6.014cm" svg:x="24.683cm" svg:y="14.985cm">
          <text:p/>
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Date Placeholder 1" presentation:style-name="Mpr1" draw:text-style-name="MP4" draw:layer="backgroundobjects" svg:width="2.094cm" svg:height="1.117cm" svg:x="16.553cm" svg:y="18.499cm" presentation:class="date-time" presentation:user-transformed="true">
        <draw:text-box>
          <text:p/>
        </draw:text-box>
      </draw:frame>
      <draw:frame draw:name="Footer Placeholder 2" presentation:style-name="Mpr1" draw:text-style-name="MP4" draw:layer="backgroundobjects" svg:width="14.156cm" svg:height="1.117cm" svg:x="1.867cm" svg:y="18.499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1.569cm" svg:height="1.117cm" svg:x="19.736cm" svg:y="18.49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R2_5f_ppt-title" draw:layer="backgroundobjects" svg:width="25.2cm" svg:height="3.505cm" svg:x="1.4cm" svg:y="0.837cm" presentation:class="title" presentation:placeholder="true">
        <draw:text-box/>
      </draw:frame>
      <draw:frame presentation:style-name="R2_5f_pp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R2_5f_ppt-title" draw:layer="backgroundobjects" svg:width="14.848cm" svg:height="11.136cm" svg:x="3.075cm" svg:y="2.257cm" presentation:class="page"/>
        <draw:frame presentation:style-name="R2_5f_pp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EKTOO</dc:title>
    <meta:editing-cycles>3</meta:editing-cycles>
    <meta:creation-date>2015-11-23T10:16:43.192891971</meta:creation-date>
    <meta:editing-duration>P0D</meta:editing-duration>
    <meta:generator>LibreOffice/4.2.8.2$Linux_X86_64 LibreOffice_project/420m0$Build-2</meta:generator>
    <dc:date>2015-11-23T15:21:25.179763491</dc:date>
    <meta:document-statistic meta:object-count="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